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747c" officeooo:paragraph-rsid="000474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6aae4" officeooo:paragraph-rsid="0006aa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8909d" officeooo:paragraph-rsid="0008909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aae4" officeooo:paragraph-rsid="0006aae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8909d" officeooo:paragraph-rsid="0008909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6pt" fo:font-weight="bold" officeooo:rsid="0004747c" officeooo:paragraph-rsid="0004747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3b91" officeooo:paragraph-rsid="00093b9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048b4c" officeooo:paragraph-rsid="0004747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48b4c" officeooo:paragraph-rsid="00048b4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2pt" fo:font-weight="normal" officeooo:rsid="0006c63d" officeooo:paragraph-rsid="0006c63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8909d" officeooo:paragraph-rsid="0008909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6aae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8909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063c41" officeooo:paragraph-rsid="00063c4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8909d" officeooo:paragraph-rsid="0009e744" style:text-blinking="false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909d" officeooo:paragraph-rsid="0009e74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style:font-name="sans-serif" fo:font-size="12pt" fo:letter-spacing="normal" fo:font-style="normal" fo:font-weight="normal" officeooo:rsid="0008909d" officeooo:paragraph-rsid="0009e7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063c41" officeooo:paragraph-rsid="00063c4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06c63d" officeooo:paragraph-rsid="0006c63d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98a3" officeooo:paragraph-rsid="000798a3" style:font-size-asian="12pt" style:font-weight-asian="normal" style:font-size-complex="12pt" style:font-weight-complex="normal"/>
    </style:style>
    <style:style style:name="P41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4" style:family="paragraph" style:parent-style-name="Text_20_body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paragraph-rsid="000b9bcb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rsid="000d5dd9" officeooo:paragraph-rsid="000d5dd9"/>
    </style:style>
    <style:style style:name="P47" style:family="paragraph" style:parent-style-name="Text_20_body" style:list-style-name="L4">
      <style:paragraph-properties fo:text-align="justify" style:justify-single-word="false"/>
      <style:text-properties officeooo:rsid="000e61dc" officeooo:paragraph-rsid="000e61dc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0f1fe0" officeooo:paragraph-rsid="000f1fe0"/>
    </style:style>
    <style:style style:name="P49" style:family="paragraph" style:parent-style-name="Heading_20_1" style:list-style-name="L3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798a3" style:font-size-asian="12pt" style:font-weight-asian="normal" style:font-size-complex="12pt" style:font-weight-complex="normal"/>
    </style:style>
    <style:style style:name="P50" style:family="paragraph" style:parent-style-name="Heading_20_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6aae4" style:font-size-asian="12pt" style:font-weight-asian="normal" style:font-size-complex="12pt" style:font-weight-complex="normal"/>
    </style:style>
    <style:style style:name="P51" style:family="paragraph" style:parent-style-name="Heading_20_1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52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53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5dd9" officeooo:paragraph-rsid="000d5dd9" style:font-size-asian="12pt" style:font-weight-asian="normal" style:font-size-complex="12pt" style:font-weight-complex="normal"/>
    </style:style>
    <style:style style:name="P54" style:family="paragraph" style:parent-style-name="Heading_20_1" style:list-style-name="L4">
      <style:paragraph-properties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T1" style:family="text">
      <style:text-properties officeooo:rsid="0006f307"/>
    </style:style>
    <style:style style:name="T2" style:family="text">
      <style:text-properties officeooo:rsid="000798a3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b9bcb" style:font-size-asian="12pt" style:font-weight-asian="normal" style:font-size-complex="12pt" style:font-weight-complex="normal"/>
    </style:style>
    <style:style style:name="T4" style:family="text">
      <style:text-properties fo:color="#000000" style:text-line-through-style="none" style:text-line-through-type="none" style:font-name="Liberation Serif" style:text-underline-style="none" style:text-blinking="false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rticles </text:p>
      <text:p text:style-name="P14"/>
      <text:p text:style-name="P4">Sensors — <text:span text:style-name="T1">MPDI</text:span> </text:p>
      <text:p text:style-name="P5"/>
      <text:list xml:id="list5599123290890677793" text:style-name="L1">
        <text:list-item>
          <text:p text:style-name="P17">A Comparative Analysis between Active and Passive Techniques for Underwater 3D Reconstruction of Close-Range Objects</text:p>
        </text:list-item>
      </text:list>
      <text:p text:style-name="P3"/>
      <text:p text:style-name="P5">Elsevier –<text:span text:style-name="T1"> Science Direct</text:span></text:p>
      <text:p text:style-name="P5"/>
      <text:list xml:id="list46124829533017360" text:style-name="L2">
        <text:list-item>
          <text:p text:style-name="P18">Augmented reality visualization of scene depth foi aiding ROV pilots in underwater manipulation</text:p>
        </text:list-item>
      </text:list>
      <text:p text:style-name="P38"/>
      <text:list xml:id="list173108953070026" text:continue-numbering="true" text:style-name="L2">
        <text:list-item>
          <text:p text:style-name="P18">Autonomous detection, following and mapping of an underwater chain using sonar</text:p>
        </text:list-item>
      </text:list>
      <text:p text:style-name="P38"/>
      <text:list xml:id="list173110231848930" text:continue-numbering="true" text:style-name="L2">
        <text:list-item>
          <text:p text:style-name="P20">Performance Evaluation of a Low-Cost Stereo Vision System for Underwater Object Detection</text:p>
        </text:list-item>
      </text:list>
      <text:p text:style-name="P39"/>
      <text:list xml:id="list173110128166758" text:continue-numbering="true" text:style-name="L2">
        <text:list-item>
          <text:p text:style-name="P26">Pose Estimation Considering an Uncertainly Model of Stereo Vision for In-Water Ship Hull inspection</text:p>
        </text:list-item>
      </text:list>
      <text:p text:style-name="P25"/>
      <text:list xml:id="list173108910359382" text:continue-numbering="true" text:style-name="L2">
        <text:list-item>
          <text:p text:style-name="P27">Semantic SLAM for AUV using object recognition from point clouds</text:p>
        </text:list-item>
      </text:list>
      <text:p text:style-name="P9"/>
      <text:list xml:id="list173109243773848" text:continue-numbering="true" text:style-name="L2">
        <text:list-item>
          <text:p text:style-name="P27">Short-Range Sensor for Underwater Robot Navigation using Line-lasers and Vision</text:p>
        </text:list-item>
      </text:list>
      <text:p text:style-name="P9"/>
      <text:list xml:id="list173108710031128" text:continue-numbering="true" text:style-name="L2">
        <text:list-item>
          <text:p text:style-name="P27">State of the art and applications in archaeological underwater 3D recording and mapping</text:p>
        </text:list-item>
      </text:list>
      <text:p text:style-name="P9"/>
      <text:list xml:id="list173110314518972" text:continue-numbering="true" text:style-name="L2">
        <text:list-item>
          <text:p text:style-name="P27">Stereo-Vision Graph-SLAM for Robust Navigation of the AUV SPARUS II</text:p>
        </text:list-item>
      </text:list>
      <text:p text:style-name="P9"/>
      <text:list xml:id="list173108408044445" text:continue-numbering="true" text:style-name="L2">
        <text:list-item>
          <text:p text:style-name="P28">Vision-based object detection and tracking for autonomous navigation of underwater robots</text:p>
        </text:list-item>
      </text:list>
      <text:p text:style-name="P10"/>
      <text:list xml:id="list173109004762057" text:continue-numbering="true" text:style-name="L2">
        <text:list-item>
          <text:p text:style-name="P28">Visual sensing for autonomous underwater exoploration and intervention tasks </text:p>
        </text:list-item>
      </text:list>
      <text:p text:style-name="P16"/>
      <text:p text:style-name="P16"/>
      <text:p text:style-name="P6">International Journal of Advanced Robotic Systems – <text:span text:style-name="T2">Sage Journals</text:span></text:p>
      <text:p text:style-name="P30"/>
      <text:list xml:id="list1492989015558059649" text:style-name="L3">
        <text:list-item>
          <text:p text:style-name="P21">Investigation of Vision-based Underwater Object Detection with Multiple Datasets</text:p>
        </text:list-item>
        <text:list-item>
          <text:h text:style-name="P49" text:outline-level="1">Swarm Underwater Acoustic 3D Localization: Kalman vs Monte Carlo</text:h>
        </text:list-item>
        <text:list-item>
          <text:p text:style-name="P23">A surface reconstruction method for in-detail underwater 3D optical mapping</text:p>
        </text:list-item>
      </text:list>
      <text:p text:style-name="P22"/>
      <text:p text:style-name="P22"/>
      <text:p text:style-name="P7">IEEE Xplore</text:p>
      <text:p text:style-name="P11"/>
      <text:list xml:id="list1004466320993190580" text:style-name="L4">
        <text:list-item>
          <text:p text:style-name="P37"><text:bookmark text:name="file-link"/><text:a xlink:type="simple" xlink:href="https://ieeexplore-ieee-org.ez1.periodicos.capes.gov.br/ielx7/7589475/7625726/07625763.pdf?tp=&amp;arnumber=7625763&amp;isnumber=7625726" text:style-name="Internet_20_link" text:visited-style-name="Visited_20_Internet_20_Link"><text:span text:style-name="T4">Development of underwater terrain's depth map representation method based on occupancy grids with 3D point cloud from polar sonar sensor system</text:span></text:a></text:p>
        </text:list-item>
      </text:list>
      <text:p text:style-name="P33"/>
      <text:list xml:id="list173109578968719" text:continue-numbering="true" text:style-name="L4">
        <text:list-item>
          <text:p text:style-name="P34">Underwater pose estimation relative to planar hull surface using stereo vision</text:p>
        </text:list-item>
      </text:list>
      <text:p text:style-name="P35"/>
      <text:list xml:id="list173108360716772" text:continue-numbering="true" text:style-name="L4">
        <text:list-item>
          <text:p text:style-name="P36">Using a Time of Flight method for underwater 3-dimensional depth measurements and point cloud imaging</text:p>
        </text:list-item>
      </text:list>
      <text:p text:style-name="P35"><text:soft-page-break/></text:p>
      <text:list xml:id="list173109244295052" text:continue-numbering="true" text:style-name="L4">
        <text:list-item>
          <text:p text:style-name="P36">Automated point cloud correspondence detection for underwater mapping using AUVs</text:p>
        </text:list-item>
        <text:list-item>
          <text:h text:style-name="P54" text:outline-level="1">Vision based obstacle avoidance and motion tracking for autonomous behaviors in underwater vehicles <text:s/></text:h>
        </text:list-item>
        <text:list-item>
          <text:h text:style-name="P51" text:outline-level="1">Optimal Strategy for Seabed 3D Mapping of AUV Based on Imaging Sonar</text:h>
        </text:list-item>
        <text:list-item>
          <text:p text:style-name="P44">Underwater 3D Structures as Semantic Landmarks in SONAR Mapping</text:p>
        </text:list-item>
        <text:list-item>
          <text:p text:style-name="P41">Structured light and stereo vision for underwater 3D reconstruction </text:p>
        </text:list-item>
        <text:list-item>
          <text:h text:style-name="P52" text:outline-level="1">Profiling and Imaging Sonar Fusion Based 3D Normal Distribution Transform Mapping for AUV Application</text:h>
        </text:list-item>
        <text:list-item>
          <text:h text:style-name="P52" text:outline-level="1">On the development of a framework for underwater localization using all-source data</text:h>
        </text:list-item>
        <text:list-item>
          <text:h text:style-name="P52" text:outline-level="1">Surface reconstruction of ancient water storage systems an approach for sparse 3D sonar scans and fused stereo images</text:h>
        </text:list-item>
        <text:list-item>
          <text:p text:style-name="P46">Stereo visual SLAM system in underwater environment</text:p>
        </text:list-item>
        <text:list-item>
          <text:h text:style-name="P53" text:outline-level="1">Multi-altitude multi-sensor fusion framework for AUV exploration and survey</text:h>
        </text:list-item>
        <text:list-item>
          <text:p text:style-name="P47">Experiments with Underwater Robot Localization and Tracking</text:p>
        </text:list-item>
        <text:list-item>
          <text:p text:style-name="P48">AUV-Based Underwater 3-D Point Cloud Generation Using Acoustic Lens-Based Multibeam Sonar</text:p>
        </text:list-item>
        <text:list-item>
          <text:p text:style-name="P48">Stereo-vision based autonomous underwater navigation – The platform SARSTION</text:p>
        </text:list-item>
        <text:list-item>
          <text:p text:style-name="P48">Underwater Computer Vision of the ZEABUS AUV</text:p>
        </text:list-item>
        <text:list-item>
          <text:p text:style-name="P48">Autonomous inspection an underwater 3D LiDAR</text:p>
        </text:list-item>
        <text:list-item>
          <text:p text:style-name="P48"/>
        </text:list-item>
      </text:list>
      <text:p text:style-name="P45"><text:span text:style-name="T3"/></text:p>
      <text:p text:style-name="P45"><text:span text:style-name="T3"/></text:p>
      <text:p text:style-name="P43"/>
      <text:p text:style-name="P42"/>
      <text:p text:style-name="P13"/>
      <text:p text:style-name="P11"/>
      <text:p text:style-name="P31"/>
      <text:p text:style-name="P22"/>
      <text:p text:style-name="P8"/>
      <text:h text:style-name="P50" text:outline-level="1"/>
      <text:p text:style-name="P40"/>
      <text:p text:style-name="P22"><text:soft-page-break/></text:p>
      <text:p text:style-name="P22"/>
      <text:p text:style-name="P24"/>
      <text:p text:style-name="P24"/>
      <text:p text:style-name="P24"/>
      <text:p text:style-name="P19"/>
      <text:p text:style-name="P32"/>
      <text:p text:style-name="P32"/>
      <text:p text:style-name="P32"/>
      <text:p text:style-name="P1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2:48.415120282</meta:creation-date>
    <meta:editing-duration>PT1H29M12S</meta:editing-duration>
    <meta:editing-cycles>2</meta:editing-cycles>
    <meta:generator>LibreOffice/5.1.6.2$Linux_X86_64 LibreOffice_project/10m0$Build-2</meta:generator>
    <dc:date>2019-02-22T17:12:39.457187119</dc:date>
    <meta:document-statistic meta:table-count="0" meta:image-count="0" meta:object-count="0" meta:page-count="3" meta:paragraph-count="38" meta:word-count="404" meta:character-count="2802" meta:non-whitespace-character-count="2458"/>
  </office:meta>
</office:document-meta>
</file>